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hineName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Name.Machin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chineName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chineName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Name.execute( SampleResult previousResult , Sampler currentSamp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